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8.35cm" fo:margin-top="0.3cm" fo:margin-bottom="0.3cm" table:align="center"/>
    </style:style>
    <style:style style:name="Table1.A" style:family="table-column">
      <style:table-column-properties style:column-width="3.219cm"/>
    </style:style>
    <style:style style:name="Table1.B" style:family="table-column">
      <style:table-column-properties style:column-width="5.13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B3"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text-align="center" style:justify-single-word="false"/>
      <style:text-properties fo:font-weight="normal" style:font-weight-asian="normal" style:font-weight-complex="normal"/>
    </style:style>
    <style:style style:name="P4" style:family="paragraph" style:parent-style-name="Text_20_body">
      <style:paragraph-properties fo:text-align="start" style:justify-single-word="false"/>
      <style:text-properties fo:font-weight="normal" style:font-weight-asian="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start" style:justify-single-word="false"/>
      <style:text-properties fo:font-weight="bold" style:font-weight-asian="bold" style:font-weight-complex="bold"/>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Table_20_Contents">
      <style:paragraph-properties fo:text-align="center" style:justify-single-word="fals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text-properties fo:font-weight="normal" style:font-weight-asian="normal" style:font-weight-complex="normal"/>
    </style:style>
    <style:style style:name="P13" style:family="paragraph" style:parent-style-name="Text_20_body" style:list-style-name="L4">
      <style:text-properties fo:font-weight="normal" style:font-weight-asian="normal" style:font-weight-complex="normal"/>
    </style:style>
    <style:style style:name="P14" style:family="paragraph" style:parent-style-name="Text_20_body" style:list-style-name="L5">
      <style:text-properties fo:font-weight="normal" style:font-weight-asian="normal" style:font-weight-complex="normal"/>
    </style:style>
    <style:style style:name="P15" style:family="paragraph" style:parent-style-name="Text_20_body" style:list-style-name="L6">
      <style:paragraph-properties fo:text-align="start" style:justify-single-word="false"/>
      <style:text-properties fo:font-weight="normal" style:font-weight-asian="normal" style:font-weight-complex="normal"/>
    </style:style>
    <style:style style:name="P16" style:family="paragraph" style:parent-style-name="Text_20_body" style:list-style-name="L7">
      <style:text-properties fo:font-weight="normal" style:font-weight-asian="normal" style:font-weight-complex="normal"/>
    </style:style>
    <style:style style:name="P17" style:family="paragraph" style:parent-style-name="Text_20_body">
      <style:paragraph-properties fo:text-align="center" style:justify-single-word="false"/>
      <style:text-properties fo:font-weight="normal" style:font-weight-asian="normal" style:font-weight-complex="normal"/>
    </style:style>
    <style:style style:name="P18" style:family="paragraph" style:parent-style-name="Text_20_body" style:list-style-name="L4">
      <style:text-properties fo:font-style="normal" fo:font-weight="normal" style:font-style-asian="normal" style:font-weight-asian="normal" style:font-style-complex="normal" style:font-weight-complex="normal"/>
    </style:style>
    <style:style style:name="P19" style:family="paragraph" style:parent-style-name="Text_20_body">
      <style:paragraph-properties fo:text-align="start" style:justify-single-word="false"/>
      <style:text-properties fo:font-weight="bold" style:font-weight-asian="bold" style:font-weight-complex="bold"/>
    </style:style>
    <style:style style:name="P20" style:family="paragraph" style:parent-style-name="Heading_20_1">
      <style:paragraph-properties fo:break-before="page"/>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text-position="0% 100%" fo:font-style="normal" style:font-style-asian="normal" style:font-style-complex="normal"/>
    </style:style>
    <style:style style:name="T7" style:family="text">
      <style:text-properties style:text-position="0% 100%" fo:font-style="italic" style:font-style-asian="italic" style:font-style-complex="italic"/>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ormula"/>
      </text:sequence-decls>
      <text:p text:style-name="Title">Stareater: stars and colonies</text:p>
      <text:p text:style-name="Subtitle">Design document</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67_296465270" text:style-name="Internet_20_link" text:visited-style-name="Internet_20_link">1 Introduction</text:a><text:tab/>2</text:p>
          <text:p text:style-name="P7"><text:a xlink:type="simple" xlink:href="#__RefHeading__69_296465270" text:style-name="Internet_20_link" text:visited-style-name="Internet_20_link">2 Stars</text:a><text:tab/>3</text:p>
          <text:p text:style-name="P8"><text:a xlink:type="simple" xlink:href="#__RefHeading__180_742095903" text:style-name="Internet_20_link" text:visited-style-name="Internet_20_link">2.1 Size</text:a><text:tab/>3</text:p>
          <text:p text:style-name="P8"><text:a xlink:type="simple" xlink:href="#__RefHeading__182_742095903" text:style-name="Internet_20_link" text:visited-style-name="Internet_20_link">2.2 Radiation</text:a><text:tab/>3</text:p>
          <text:p text:style-name="P8"><text:a xlink:type="simple" xlink:href="#__RefHeading__184_742095903" text:style-name="Internet_20_link" text:visited-style-name="Internet_20_link">2.3 System goverment</text:a><text:tab/>3</text:p>
          <text:p text:style-name="P7"><text:a xlink:type="simple" xlink:href="#__RefHeading__71_296465270" text:style-name="Internet_20_link" text:visited-style-name="Internet_20_link">3 Planets</text:a><text:tab/>4</text:p>
          <text:p text:style-name="P7"><text:a xlink:type="simple" xlink:href="#__RefHeading__73_296465270" text:style-name="Internet_20_link" text:visited-style-name="Internet_20_link">4 Colonies</text:a><text:tab/>5</text:p>
          <text:p text:style-name="P7"><text:a xlink:type="simple" xlink:href="#__RefHeading__75_296465270" text:style-name="Internet_20_link" text:visited-style-name="Internet_20_link">5 Technologies</text:a><text:tab/>6</text:p>
          <text:p text:style-name="P8"><text:a xlink:type="simple" xlink:href="#__RefHeading__186_742095903" text:style-name="Internet_20_link" text:visited-style-name="Internet_20_link">5.1 Research</text:a><text:tab/>6</text:p>
          <text:p text:style-name="P8"><text:a xlink:type="simple" xlink:href="#__RefHeading__188_742095903" text:style-name="Internet_20_link" text:visited-style-name="Internet_20_link">5.2 Development</text:a><text:tab/>7</text:p>
          <text:p text:style-name="P8"><text:a xlink:type="simple" xlink:href="#__RefHeading__190_742095903" text:style-name="Internet_20_link" text:visited-style-name="Internet_20_link">5.3 Focus</text:a><text:tab/>7</text:p>
          <text:p text:style-name="P7"><text:a xlink:type="simple" xlink:href="#__RefHeading__77_296465270" text:style-name="Internet_20_link" text:visited-style-name="Internet_20_link">6 Organisations</text:a><text:tab/>8</text:p>
          <text:p text:style-name="P7"><text:a xlink:type="simple" xlink:href="#__RefHeading__79_296465270" text:style-name="Internet_20_link" text:visited-style-name="Internet_20_link">7 Ships</text:a><text:tab/>9</text:p>
          <text:p text:style-name="P7"><text:a xlink:type="simple" xlink:href="#__RefHeading__192_742095903" text:style-name="Internet_20_link" text:visited-style-name="Internet_20_link">8 Diplomacy</text:a><text:tab/>10</text:p>
          <text:p text:style-name="P7"><text:a xlink:type="simple" xlink:href="#__RefHeading__194_742095903" text:style-name="Internet_20_link" text:visited-style-name="Internet_20_link">9 Espionage</text:a><text:tab/>11</text:p>
        </text:index-body>
      </text:table-of-content>
      <text:p text:style-name="Text_20_body"/>
      <text:h text:style-name="P20" text:outline-level="1"><text:bookmark-start text:name="__RefHeading__67_296465270"/>Introduction<text:bookmark-end text:name="__RefHeading__67_296465270"/></text:h>
      <text:p text:style-name="P1">This document lists and explains game concepts and mechanics used in the Stareater game. Each concept is detailed by answering following questions:</text:p>
      <text:list xml:id="list7125782160197155369" text:style-name="L1">
        <text:list-item>
          <text:p text:style-name="P10"><text:span text:style-name="T2">What?</text:span><text:span text:style-name="T1"> What a concept is in the context of this game, what does it mean to player.</text:span></text:p>
        </text:list-item>
        <text:list-item>
          <text:p text:style-name="P10"><text:span text:style-name="T2">Why?</text:span><text:span text:style-name="T1"> Why is a given concept in this game, what purpose does it serve, form game designers perspective.</text:span></text:p>
        </text:list-item>
        <text:list-item>
          <text:p text:style-name="P10"><text:span text:style-name="T2">How?</text:span><text:span text:style-name="T1"> How it works. Both on the high level and math behind it.</text:span></text:p>
        </text:list-item>
      </text:list>
      <text:h text:style-name="Heading_20_1" text:outline-level="1"><text:bookmark-start text:name="__RefHeading__69_296465270"/>Stars<text:bookmark-end text:name="__RefHeading__69_296465270"/></text:h>
      <text:p text:style-name="Text_20_body">Star are a type of interactive objects on galaxy map and are important for hosting colonies and system goverment.</text:p>
      <text:h text:style-name="Heading_20_2" text:outline-level="2"><text:bookmark-start text:name="__RefHeading__180_742095903"/>Size<text:bookmark-end text:name="__RefHeading__180_742095903"/></text:h>
      <text:h text:style-name="Heading_20_2" text:outline-level="2"><text:bookmark-start text:name="__RefHeading__182_742095903"/>Radiation<text:bookmark-end text:name="__RefHeading__182_742095903"/></text:h>
      <text:h text:style-name="Heading_20_2" text:outline-level="2"><text:bookmark-start text:name="__RefHeading__184_742095903"/>System goverment<text:bookmark-end text:name="__RefHeading__184_742095903"/></text:h>
      <text:h text:style-name="Heading_20_1" text:outline-level="1"><text:bookmark-start text:name="__RefHeading__71_296465270"/>Planets<text:bookmark-end text:name="__RefHeading__71_296465270"/></text:h>
      <text:p text:style-name="Text_20_body">Size, gravity, irradiation, temperature, atmosperic density, atmosperic quality, mineral abundance, fertility.</text:p>
      <text:h text:style-name="Heading_20_1" text:outline-level="1"><text:bookmark-start text:name="__RefHeading__73_296465270"/>Colonies<text:bookmark-end text:name="__RefHeading__73_296465270"/></text:h>
      <text:p text:style-name="Text_20_body">Population, infrastructure</text:p>
      <text:h text:style-name="Heading_20_1" text:outline-level="1"><text:bookmark-start text:name="__RefHeading__75_296465270"/>Technologies<text:bookmark-end text:name="__RefHeading__75_296465270"/></text:h>
      <text:p text:style-name="P5">What do they do?</text:p>
      <text:list xml:id="list7173995599907709805" text:style-name="L2">
        <text:list-item>
          <text:p text:style-name="P11">Unlock game content</text:p>
        </text:list-item>
        <text:list-item>
          <text:p text:style-name="P11">Influence various calculations</text:p>
        </text:list-item>
      </text:list>
      <text:p text:style-name="Text_20_body"><text:span text:style-name="T3">Why should Stareater have this feature?</text:span> </text:p>
      <text:list xml:id="list2747300690467986743" text:style-name="L3">
        <text:list-item>
          <text:p text:style-name="P12">Gradual introduction of game content and mechanics</text:p>
        </text:list-item>
        <text:list-item>
          <text:p text:style-name="P12">Player has to balance between expanding spatialy and improving technologicaly</text:p>
        </text:list-item>
      </text:list>
      <text:p text:style-name="Text_20_body"/>
      <text:p text:style-name="Text_20_body"><text:tab/>Most grand strategies has this feature, but why and why should Stareater have it? Technologies are considerable part of in-game exploration. By advacing technologicaly player unlocks game content, upgrades already unlocked content and opens up a new ground for exploatation. Another trait of this feature is that it cost, much like building the scout for exploring the stars. Because of that cost the player has to balance between industry and technology development.</text:p>
      <text:p text:style-name="Text_20_body"><text:tab/>After aquiring, some technologies in the Stareater can be upgraded. Table below is a summary of upgrade level benefits. Initially all technologies (except starting ones) have negative upgrade level and provide no benefit. Negative level is not important for a player, it's implementation detail. After aquiring prerequisite technologies player can research the basic ("zeroth") level of the technology that provides basic benefits. By investing furthure into the same technology, player upgrades technology in question and it's benefits increase.</text:p>
      <table:table table:name="Table1" table:style-name="Table1">
        <table:table-column table:style-name="Table1.A"/>
        <table:table-column table:style-name="Table1.B"/>
        <table:table-row>
          <table:table-cell table:style-name="Table1.A1" office:value-type="string">
            <text:p text:style-name="P9">Level</text:p>
          </table:table-cell>
          <table:table-cell table:style-name="Table1.B1" office:value-type="string">
            <text:p text:style-name="P9">Description</text:p>
          </table:table-cell>
        </table:table-row>
        <table:table-row>
          <table:table-cell table:style-name="Table1.A2" office:value-type="string">
            <text:p text:style-name="P9">0 &lt;</text:p>
          </table:table-cell>
          <table:table-cell table:style-name="Table1.B2" office:value-type="string">
            <text:p text:style-name="Table_20_Contents">No benefits</text:p>
          </table:table-cell>
        </table:table-row>
        <table:table-row>
          <table:table-cell table:style-name="Table1.A2" office:value-type="string">
            <text:p text:style-name="P9">0</text:p>
          </table:table-cell>
          <table:table-cell table:style-name="Table1.B3" office:value-type="string">
            <text:p text:style-name="Table_20_Contents">Basic benefits</text:p>
          </table:table-cell>
        </table:table-row>
        <table:table-row>
          <table:table-cell table:style-name="Table1.A2" office:value-type="string">
            <text:p text:style-name="P9">1 ... <text:span text:style-name="T4">n</text:span></text:p>
          </table:table-cell>
          <table:table-cell table:style-name="Table1.B2" office:value-type="string">
            <text:p text:style-name="Table_20_Contents">Improved benefits</text:p>
          </table:table-cell>
        </table:table-row>
      </table:table>
      <text:p text:style-name="Text_20_body"><text:tab/>Unlike the most grand strategies, in the Stareater technologies are split into tho categories, research and development, detailed below. Also, player can invest into multiple technologies from same category at the same turn. More about it the <text:span text:style-name="T1">chapter about technology focus.</text:span></text:p>
      <text:h text:style-name="Heading_20_2" text:outline-level="2"><text:bookmark-start text:name="__RefHeading__186_742095903"/>Research<text:bookmark-end text:name="__RefHeading__186_742095903"/></text:h>
      <text:p text:style-name="P5">What does it do?</text:p>
      <text:list xml:id="list6766493855474787343" text:style-name="L4">
        <text:list-item>
          <text:p text:style-name="P13">Unlocks development projects</text:p>
        </text:list-item>
        <text:list-item>
          <text:p text:style-name="P13">Provides global bonuses</text:p>
        </text:list-item>
        <text:list-item>
          <text:p text:style-name="P18">Doesn't require resource dedication</text:p>
        </text:list-item>
      </text:list>
      <text:p text:style-name="P2"><text:span text:style-name="T3">Why should Stareater have this feature?</text:span> </text:p>
      <text:list xml:id="list7151291324358109756" text:style-name="L5">
        <text:list-item>
          <text:p text:style-name="P14">Controls tiers of available development project</text:p>
        </text:list-item>
      </text:list>
      <text:p text:style-name="P2"/>
      <text:p text:style-name="P2"><text:tab/>Research projects are kind of theoretical advances. Theories on their own don't unlock usable items (ship parts or buildings) instead they unlock higher tiers of development projects. Also <text:soft-page-break/>they provide some minor global bonuses.</text:p>
      <text:p text:style-name="P2"><text:tab/>Way of investing points to research projects is radically different from development projects. Instead of assigning population, research is done automatically by simply having a population. When calculating empire's research points per turn only the star system with the highest population (that belongs to player's empire) is considered. Amount of research points is calculated with the formula below where <text:span text:style-name="T4">b </text:span><text:span text:style-name="T1">are research bonuses, and </text:span><text:span text:style-name="T4">p(c</text:span><text:span text:style-name="T5">i</text:span><text:span text:style-name="T7">) </text:span><text:span text:style-name="T6">population of </text:span><text:span text:style-name="T7">i-</text:span><text:span text:style-name="T6">th colony.</text:span></text:p>
      <text:p text:style-name="P3"><draw:frame draw:style-name="fr1" draw:name="Object1" text:anchor-type="as-char" svg:width="3.08cm" svg:height="0.642cm" draw:z-index="1"><draw:object xlink:href="./Object 1" xlink:type="simple" xlink:show="embed" xlink:actuate="onLoad"/><draw:image xlink:href="./ObjectReplacements/Object 1" xlink:type="simple" xlink:show="embed" xlink:actuate="onLoad"/></draw:frame></text:p>
      <text:p text:style-name="P4"><text:tab/>The reason behind all of this is to have the mechanism that allows all empires, big and small, to be at about the same technological level. Bigger empires would still be capable of unlocking more development projects and hold technological superiority by having more high tech toys within the tier. Small empires on the other hand wouldn't be stuck in the "stone age".</text:p>
      <text:p text:style-name="P6">To do:</text:p>
      <text:list xml:id="list4560843120349374607" text:style-name="L6">
        <text:list-item>
          <text:p text:style-name="P15">Decide whether theories should be easy or hard to aquire through diplomacy and espionage</text:p>
        </text:list-item>
        <text:list-item>
          <text:p text:style-name="P15">Decide how does the research cost scales with the numer of players</text:p>
        </text:list-item>
      </text:list>
      <text:h text:style-name="Heading_20_2" text:outline-level="2"><text:bookmark-start text:name="__RefHeading__188_742095903"/>Development<text:bookmark-end text:name="__RefHeading__188_742095903"/></text:h>
      <text:p text:style-name="P5">What does it do?</text:p>
      <text:list xml:id="list35631954" text:continue-list="list6766493855474787343" text:style-name="L4">
        <text:list-item>
          <text:p text:style-name="P13">Unlocks buildings and ship parts</text:p>
        </text:list-item>
        <text:list-item>
          <text:p text:style-name="P13">Provides global bonuses</text:p>
        </text:list-item>
      </text:list>
      <text:p text:style-name="P2"><text:span text:style-name="T3">Why should Stareater have this feature?</text:span> </text:p>
      <text:list xml:id="list7548459070713208140" text:style-name="L7">
        <text:list-item>
          <text:p text:style-name="P16">Described above</text:p>
        </text:list-item>
      </text:list>
      <text:p text:style-name="P2"/>
      <text:p text:style-name="P2"><text:tab/>Development projects are classic form of technologies found in numerious strategy games but for the reference, let's say that technologies in Civilization I &amp; II are equivalent of Stareater's development projects. As stated above, development projects do cost resources. Much like industry projects, development requires dedicated work force and minerals. Amount of minerals per worker is expressed with the formula below wher <text:span text:style-name="T4">m</text:span><text:span text:style-name="T5">0</text:span> is base amount of minerals, <text:span text:style-name="T4">m</text:span><text:span text:style-name="T5">p</text:span> minerals per produced point and <text:span text:style-name="T4">p</text:span> amount of development points produced by worker.</text:p>
      <text:p text:style-name="P3"><draw:frame draw:style-name="fr1" draw:name="Object2" text:anchor-type="as-char" svg:width="1.836cm" svg:height="0.531cm" draw:z-index="0"><draw:object xlink:href="./Object 2" xlink:type="simple" xlink:show="embed" xlink:actuate="onLoad"/><draw:image xlink:href="./ObjectReplacements/Object 2" xlink:type="simple" xlink:show="embed" xlink:actuate="onLoad"/></draw:frame></text:p>
      <text:p text:style-name="P6">To do:</text:p>
      <text:list xml:id="list35640911" text:continue-list="list4560843120349374607" text:style-name="L6">
        <text:list-item>
          <text:p text:style-name="P15">Define positive and negative overrun mechanics. They influence research cost of each tech level.</text:p>
        </text:list-item>
      </text:list>
      <text:h text:style-name="Heading_20_2" text:outline-level="2"><text:bookmark-start text:name="__RefHeading__190_742095903"/>Focus<text:bookmark-end text:name="__RefHeading__190_742095903"/></text:h>
      <text:h text:style-name="Heading_20_1" text:outline-level="1"><text:bookmark-start text:name="__RefHeading__77_296465270"/>Organisations<text:bookmark-end text:name="__RefHeading__77_296465270"/></text:h>
      <text:p text:style-name="Text_20_body">Provide level bonus to a list of <text:s/>technologies.</text:p>
      <text:h text:style-name="Heading_20_1" text:outline-level="1"><text:bookmark-start text:name="__RefHeading__79_296465270"/>Ships<text:bookmark-end text:name="__RefHeading__79_296465270"/></text:h>
      <text:h text:style-name="Heading_20_1" text:outline-level="1"><text:bookmark-start text:name="__RefHeading__192_742095903"/>Diplomacy<text:bookmark-end text:name="__RefHeading__192_742095903"/></text:h>
      <text:h text:style-name="Heading_20_1" text:outline-level="1"><text:bookmark-start text:name="__RefHeading__194_742095903"/>Espionage<text:bookmark-end text:name="__RefHeading__194_74209590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rmula"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H56M1S</meta:editing-duration>
    <meta:editing-cycles>24</meta:editing-cycles>
    <meta:generator>OpenOffice.org/3.4.1$Win32 OpenOffice.org_project/341m1$Build-9593</meta:generator>
    <dc:date>2013-04-14T15:48:47.63</dc:date>
    <meta:document-statistic meta:table-count="1" meta:image-count="0" meta:object-count="2" meta:page-count="11" meta:paragraph-count="80" meta:word-count="789" meta:character-count="4913"/>
    <meta:user-defined meta:name="Info 1"/>
    <meta:user-defined meta:name="Info 2"/>
    <meta:user-defined meta:name="Info 3"/>
    <meta:user-defined meta:name="Info 4"/>
  </office:meta>
</office:document-meta>
</file>

<file path=Object 1/content.xml><?xml version="1.0" encoding="utf-8"?>
<math xmlns="http://www.w3.org/1998/Math/MathML">
  <semantics>
    <mrow>
      <mrow>
        <mo stretchy="false">(</mo>
        <mrow>
          <mrow>
            <mn>1</mn>
            <mo stretchy="false">+</mo>
            <mi>b</mi>
          </mrow>
        </mrow>
        <mo stretchy="false">)</mo>
      </mrow>
      <msqrt>
        <mrow>
          <mrow>
            <mo stretchy="false">∑</mo>
            <mi>p</mi>
          </mrow>
          <mrow>
            <mo stretchy="false">(</mo>
            <mrow>
              <msub>
                <mi>c</mi>
                <mi>i</mi>
              </msub>
            </mrow>
            <mo stretchy="false">)</mo>
          </mrow>
        </mrow>
      </msqrt>
    </mrow>
    <annotation encoding="StarMath 5.0">(1 + b) sqrt{sum p(c_i) } </annotation>
  </semantics>
</math>
</file>

<file path=Object 2/content.xml><?xml version="1.0" encoding="utf-8"?>
<math xmlns="http://www.w3.org/1998/Math/MathML">
  <semantics>
    <mrow>
      <mrow>
        <msub>
          <mi>m</mi>
          <mn>0</mn>
        </msub>
        <mo stretchy="false">+</mo>
        <msub>
          <mi>m</mi>
          <mi>p</mi>
        </msub>
      </mrow>
      <mi>p</mi>
    </mrow>
    <annotation encoding="StarMath 5.0">m_0 + m_p p</annotation>
  </semantics>
</math>
</file>